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6.125" calcext:value-type="float">
            <text:p>6.1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7.025" calcext:value-type="float">
            <text:p>7.0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8.425" calcext:value-type="float">
            <text:p>8.4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8.825" calcext:value-type="float">
            <text:p>8.8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9.675" calcext:value-type="float">
            <text:p>9.6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11.275" calcext:value-type="float">
            <text:p>11.2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12.775" calcext:value-type="float">
            <text:p>12.7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12.775" calcext:value-type="float">
            <text:p>12.7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14.25" calcext:value-type="float">
            <text:p>14.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15.75" calcext:value-type="float">
            <text:p>15.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17.325" calcext:value-type="float">
            <text:p>17.3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17.075" calcext:value-type="float">
            <text:p>17.0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17.85" calcext:value-type="float">
            <text:p>17.8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17.825" calcext:value-type="float">
            <text:p>17.8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7.775" calcext:value-type="float">
            <text:p>17.7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0.5" calcext:value-type="float">
            <text:p>20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0.725" calcext:value-type="float">
            <text:p>20.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.175" calcext:value-type="float">
            <text:p>22.1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1.15" calcext:value-type="float">
            <text:p>21.1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2.275" calcext:value-type="float">
            <text:p>22.2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0.55" calcext:value-type="float">
            <text:p>20.5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21.75" calcext:value-type="float">
            <text:p>21.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20.75" calcext:value-type="float">
            <text:p>20.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21.775" calcext:value-type="float">
            <text:p>21.7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24.55" calcext:value-type="float">
            <text:p>24.5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27.825" calcext:value-type="float">
            <text:p>27.8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24.375" calcext:value-type="float">
            <text:p>24.3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4.175" calcext:value-type="float">
            <text:p>24.1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3.2" calcext:value-type="float">
            <text:p>23.2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1.225" calcext:value-type="float">
            <text:p>21.2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2.175" calcext:value-type="float">
            <text:p>22.1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6.35" calcext:value-type="float">
            <text:p>26.3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0.7" calcext:value-type="float">
            <text:p>20.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1.875" calcext:value-type="float">
            <text:p>21.8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16.925" calcext:value-type="float">
            <text:p>16.92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13.375" calcext:value-type="float">
            <text:p>13.3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11.725" calcext:value-type="float">
            <text:p>11.7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12.35" calcext:value-type="float">
            <text:p>12.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12.55" calcext:value-type="float">
            <text:p>12.5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13.625" calcext:value-type="float">
            <text:p>13.6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13.725" calcext:value-type="float">
            <text:p>13.7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12.05" calcext:value-type="float">
            <text:p>12.0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13.575" calcext:value-type="float">
            <text:p>13.5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11.575" calcext:value-type="float">
            <text:p>11.5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13.65" calcext:value-type="float">
            <text:p>13.6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12.975" calcext:value-type="float">
            <text:p>12.9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0.075" calcext:value-type="float">
            <text:p>10.0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0.55" calcext:value-type="float">
            <text:p>10.5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0.425" calcext:value-type="float">
            <text:p>10.4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8.275" calcext:value-type="float">
            <text:p>8.2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8.55" calcext:value-type="float">
            <text:p>8.5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8.225" calcext:value-type="float">
            <text:p>8.2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8.725" calcext:value-type="float">
            <text:p>8.7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7.175" calcext:value-type="float">
            <text:p>7.1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5.675" calcext:value-type="float">
            <text:p>5.6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975" calcext:value-type="float">
            <text:p>4.9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5.15" calcext:value-type="float">
            <text:p>5.1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925" calcext:value-type="float">
            <text:p>4.9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5.475" calcext:value-type="float">
            <text:p>5.4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475" calcext:value-type="float">
            <text:p>5.4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75" calcext:value-type="float">
            <text:p>5.4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975" calcext:value-type="float">
            <text:p>4.9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45" calcext:value-type="float">
            <text:p>5.4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5.775" calcext:value-type="float">
            <text:p>5.7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5.175" calcext:value-type="float">
            <text:p>5.1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7.15" calcext:value-type="float">
            <text:p>7.1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7.675" calcext:value-type="float">
            <text:p>7.6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7.175" calcext:value-type="float">
            <text:p>7.1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8.425" calcext:value-type="float">
            <text:p>8.42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5.025" calcext:value-type="float">
            <text:p>5.0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325" calcext:value-type="float">
            <text:p>5.3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5.75" calcext:value-type="float">
            <text:p>5.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6.525" calcext:value-type="float">
            <text:p>6.5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.05" calcext:value-type="float">
            <text:p>7.0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075" calcext:value-type="float">
            <text:p>2.0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225" calcext:value-type="float">
            <text:p>5.2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525" calcext:value-type="float">
            <text:p>4.5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75" calcext:value-type="float">
            <text:p>5.1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225" calcext:value-type="float">
            <text:p>5.2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75" calcext:value-type="float">
            <text:p>5.1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25" calcext:value-type="float">
            <text:p>5.1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475" calcext:value-type="float">
            <text:p>2.4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65" calcext:value-type="float">
            <text:p>4.6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4.85" calcext:value-type="float">
            <text:p>14.8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0.425" calcext:value-type="float">
            <text:p>20.4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725" calcext:value-type="float">
            <text:p>7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025" calcext:value-type="float">
            <text:p>6.0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925" calcext:value-type="float">
            <text:p>4.9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.75" calcext:value-type="float">
            <text:p>40.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5.35" calcext:value-type="float">
            <text:p>15.3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6.85" calcext:value-type="float">
            <text:p>6.8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8.875" calcext:value-type="float">
            <text:p>8.8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7.725" calcext:value-type="float">
            <text:p>7.7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8.225" calcext:value-type="float">
            <text:p>8.2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6.475" calcext:value-type="float">
            <text:p>6.4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9.525" calcext:value-type="float">
            <text:p>9.5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9.025" calcext:value-type="float">
            <text:p>9.0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725" calcext:value-type="float">
            <text:p>5.7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5.275" calcext:value-type="float">
            <text:p>5.2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5.025" calcext:value-type="float">
            <text:p>5.0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675" calcext:value-type="float">
            <text:p>5.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6.175" calcext:value-type="float">
            <text:p>6.1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075" calcext:value-type="float">
            <text:p>5.0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6.675" calcext:value-type="float">
            <text:p>6.6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525" calcext:value-type="float">
            <text:p>5.5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35" calcext:value-type="float">
            <text:p>4.3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675" calcext:value-type="float">
            <text:p>5.6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4.325" calcext:value-type="float">
            <text:p>4.3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275" calcext:value-type="float">
            <text:p>5.2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875" calcext:value-type="float">
            <text:p>5.8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825" calcext:value-type="float">
            <text:p>4.8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725" calcext:value-type="float">
            <text:p>3.7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15" calcext:value-type="float">
            <text:p>4.1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325" calcext:value-type="float">
            <text:p>5.3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675" calcext:value-type="float">
            <text:p>4.6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575" calcext:value-type="float">
            <text:p>4.5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025" calcext:value-type="float">
            <text:p>5.02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775" calcext:value-type="float">
            <text:p>3.7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5" calcext:value-type="float">
            <text:p>3.8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425" calcext:value-type="float">
            <text:p>2.4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75" calcext:value-type="float">
            <text:p>4.2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875" calcext:value-type="float">
            <text:p>4.87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825" calcext:value-type="float">
            <text:p>2.82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725" calcext:value-type="float">
            <text:p>4.7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75" calcext:value-type="float">
            <text:p>3.6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975" calcext:value-type="float">
            <text:p>3.9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375" calcext:value-type="float">
            <text:p>4.37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275" calcext:value-type="float">
            <text:p>3.2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025" calcext:value-type="float">
            <text:p>3.02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825" calcext:value-type="float">
            <text:p>3.8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775" calcext:value-type="float">
            <text:p>2.77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175" calcext:value-type="float">
            <text:p>4.175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075" calcext:value-type="float">
            <text:p>4.07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175" calcext:value-type="float">
            <text:p>3.175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95" calcext:value-type="float">
            <text:p>4.9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625" calcext:value-type="float">
            <text:p>4.6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2.975" calcext:value-type="float">
            <text:p>2.9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2.875" calcext:value-type="float">
            <text:p>2.87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475" calcext:value-type="float">
            <text:p>4.47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3.425" calcext:value-type="float">
            <text:p>3.42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2.575" calcext:value-type="float">
            <text:p>2.5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2.725" calcext:value-type="float">
            <text:p>2.72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5" calcext:value-type="float">
            <text:p>2.9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075" calcext:value-type="float">
            <text:p>3.0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65" calcext:value-type="float">
            <text:p>3.6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4.775" calcext:value-type="float">
            <text:p>4.7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25" calcext:value-type="float">
            <text:p>3.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55" calcext:value-type="float">
            <text:p>3.5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65" calcext:value-type="float">
            <text:p>2.6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525" calcext:value-type="float">
            <text:p>2.52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25" calcext:value-type="float">
            <text:p>3.22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375" calcext:value-type="float">
            <text:p>2.37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25" calcext:value-type="float">
            <text:p>3.92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575" calcext:value-type="float">
            <text:p>3.575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375" calcext:value-type="float">
            <text:p>3.37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25" calcext:value-type="float">
            <text:p>3.32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5" calcext:value-type="float">
            <text:p>4.0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025" calcext:value-type="float">
            <text:p>4.02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3.35" calcext:value-type="float">
            <text:p>3.35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55" calcext:value-type="float">
            <text:p>4.5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775" calcext:value-type="float">
            <text:p>4.775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A1000:plot_points.A1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34.67mm">
            <draw:object draw:notify-on-update-of-ranges="plot_points.B1000:plot_points.B1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3:56:15.340410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2T14:03:11.583361256</dc:date>
    <meta:editing-duration>PT17M6S</meta:editing-duration>
    <meta:editing-cycles>3</meta:editing-cycles>
    <meta:generator>LibreOffice/6.0.7.3$Linux_X86_64 LibreOffice_project/00m0$Build-3</meta:generator>
    <meta:document-statistic meta:table-count="2" meta:cell-count="3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66b3" draw:fill-color="#0066b3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  <style:graphic-properties svg:stroke-width="0.0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A1000:plot_points.A1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A1000:plot_points.A1726" chart:class="chart:line">
            <chart:data-point chart:repeated="374"/>
            <chart:data-point chart:style-name="ch7"/>
            <chart:data-point chart:repeated="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511176">
                <text:p>53.511176</text:p>
                <draw:g>
                  <svg:desc>plot_points.A1000:plot_points.A1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B1000:plot_points.B1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000:plot_points.B1726" chart:class="chart:line">
            <chart:data-point chart:repeated="7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25">
                <text:p>2.525</text:p>
                <draw:g>
                  <svg:desc>plot_points.B1000:plot_points.B1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75">
                <text:p>5.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.125">
                <text:p>5.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125">
                <text:p>2.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425">
                <text:p>20.4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.025">
                <text:p>6.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925">
                <text:p>4.9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025">
                <text:p>2.0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725">
                <text:p>7.7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.225">
                <text:p>8.2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475">
                <text:p>6.4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525">
                <text:p>9.5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025">
                <text:p>9.0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25">
                <text:p>5.7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025">
                <text:p>5.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175">
                <text:p>6.1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875">
                <text:p>6.8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675">
                <text:p>6.6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675">
                <text:p>5.6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.325">
                <text:p>4.3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275">
                <text:p>5.2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825">
                <text:p>4.8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725">
                <text:p>3.7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325">
                <text:p>5.3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675">
                <text:p>4.67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75">
                <text:p>4.5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025">
                <text:p>5.0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125">
                <text:p>4.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625">
                <text:p>2.6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775">
                <text:p>3.7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.425">
                <text:p>2.4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.275">
                <text:p>2.2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.275">
                <text:p>4.2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875">
                <text:p>4.8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05">
                <text:p>3.0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725">
                <text:p>4.7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675">
                <text:p>3.6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975">
                <text:p>3.9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.525">
                <text:p>3.5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375">
                <text:p>4.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925">
                <text:p>2.9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225">
                <text:p>2.22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025">
                <text:p>3.02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775">
                <text:p>2.7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075">
                <text:p>4.0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175">
                <text:p>3.1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95">
                <text:p>4.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.875">
                <text:p>2.8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.475">
                <text:p>4.4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225">
                <text:p>4.2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.575">
                <text:p>2.5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725">
                <text:p>2.7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775">
                <text:p>4.7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625">
                <text:p>3.6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.525">
                <text:p>2.5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225">
                <text:p>3.2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.375">
                <text:p>2.37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925">
                <text:p>3.9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375">
                <text:p>3.37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325">
                <text:p>3.3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025">
                <text:p>4.0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775">
                <text:p>4.7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